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29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29">
            <text:p>0911 <text:s/>14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29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29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1">
            <text:p>0911 <text:s/>14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1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2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2">
            <text:p>0911 <text:s/>1417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2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3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3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3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3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4">
            <text:p>0911 <text:s/>141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4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5">
            <text:p>0911 <text:s/>14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5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5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5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7">
            <text:p>0911 <text:s/>14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7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7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8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8">
            <text:p>0911 <text:s/>14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8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8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8">
            <text:p>0911 <text:s/>14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8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9">
            <text:p>0911 <text:s/>14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9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39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">
            <text:p>0911 <text:s/>14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1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1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1">
            <text:p>0911 <text:s/>14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1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2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2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2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3">
            <text:p>0911 <text:s/>14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4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5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5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6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6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6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6">
            <text:p>0911 <text:s/>14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6">
            <text:p>0911 <text:s/>141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7">
            <text:p>0911 <text:s/>141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8">
            <text:p>0911 <text:s/>14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48">
            <text:p>0911 <text:s/>1417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5">
            <text:p>0911 <text:s/>14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5">
            <text:p>0911 <text:s/>141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52">
            <text:p>0911 <text:s/>141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52">
            <text:p>0911 <text:s/>14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53">
            <text:p>0911 <text:s/>141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54">
            <text:p>0911 <text:s/>14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55">
            <text:p>0911 <text:s/>14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55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56">
            <text:p>0911 <text:s/>141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57">
            <text:p>0911 <text:s/>141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58">
            <text:p>0911 <text:s/>141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61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63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64">
            <text:p>0911 <text:s/>141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65">
            <text:p>0911 <text:s/>14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66">
            <text:p>0911 <text:s/>14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66">
            <text:p>0911 <text:s/>14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67">
            <text:p>0911 <text:s/>1417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67">
            <text:p>0911 <text:s/>1417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68">
            <text:p>0911 <text:s/>1417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68">
            <text:p>0911 <text:s/>1417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69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1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1">
            <text:p>0911 <text:s/>14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2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2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2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2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2">
            <text:p>0911 <text:s/>14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3">
            <text:p>0911 <text:s/>14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3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4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4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4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4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4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5">
            <text:p>0911 <text:s/>14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6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6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6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7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7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8">
            <text:p>0911 <text:s/>14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8">
            <text:p>0911 <text:s/>14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9">
            <text:p>0911 <text:s/>14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79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8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8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8">
            <text:p>0911 <text:s/>14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81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82">
            <text:p>0911 <text:s/>14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82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82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82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82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82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82">
            <text:p>0911 <text:s/>14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11T14:17:01.82">
            <text:p>0911 <text:s/>1417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5">
            <text:p>115</text:p>
          </table:table-cell>
          <table:table-cell table:style-name="ce7" table:formula="of:=NOW()" office:value-type="date" office:date-value="2021-09-11T14:17:01.82">
            <text:p>0911 <text:s/>1417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11T14:17:01.82">
            <text:p>2021/9/11 14:17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11T14:17:01.82">
            <text:p>0911 <text:s/>1417</text:p>
          </table:table-cell>
          <table:table-cell table:style-name="ce7" table:formula="of:=NOW()" office:value-type="date" office:date-value="2021-09-11T14:17:01.82">
            <text:p>0911 <text:s/>1417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11T14:17:01.82">
            <text:p>0911 <text:s/>14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6T09:52:32.34">
            <text:p>0906</text:p>
          </table:table-cell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옆의 옹벽에, 미케는 항상 옹벽에 (2) 마사지. `진동 마사지`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niedziele, piąt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ćwiczenie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خامس من أيلول، الأسبوع الثاني، الشهر التاسع.</text:p>
          </table:table-cell>
          <table:table-cell table:style-name="ce23"/>
          <table:table-cell table:style-name="ce23" office:value-type="string">
            <text:p>it was sunday, the fif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پنجم ماه سپتامبر، هفته دوم، ماه نهم.</text:p>
          </table:table-cell>
          <table:table-cell table:style-name="ce23" office:value-type="string">
            <text:p>septaambr / noho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v-1-63</text:p>
          </table:table-cell>
          <table:table-cell table:style-name="ce20" office:value-type="string">
            <text:p>ơ đây, làm ơn, đập vào tường. / công việc này khiến bạn mệt mỏi. / cám ơn sự làm việc chăm chỉ của bạn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был подписан Портсмутский Мирный договор между правительствами России и Японии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7T08:55:25.92">
            <text:p>0907</text:p>
          </table:table-cell>
          <table:table-cell table:style-name="ce9" office:value-type="string">
            <text:p>v-1-63</text:p>
          </table:table-cell>
          <table:table-cell table:style-name="ce20" office:value-type="string">
            <text:p>ở đây, làm ơn, đập vào tường. / công việc này khiến bạn mệt mỏi. / cám ơn sự bạn làm việc chăm này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82]+1" office:value-type="float" office:value="2">
            <text:p>2</text:p>
          </table:table-cell>
          <table:table-cell table:style-name="ce6"/>
          <table:table-cell table:style-name="ce9" office:value-type="string">
            <text:p>kh-1-110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help / I need / your help / I need your help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8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 옹벽에. 체육관 울타리에서 나온다. &lt;2&gt; 미케가 이미 울리기 시작했었기 때문에, `뒹굴` 조차 하지않고, 크로를 안아하고 항상 옹벽으로 달렸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4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wtorek, siódmy wrześ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85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opracowanie na pewnej melodii. (2) pół nuty w zakresie `kan`-u. &lt;2&gt; W szczególnie, przejście między sąsiednymi dziurami. &lt;3&gt; świadomość skupiony na ruchu mięśni warg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من أيلول، الأسبوع الثاني، الشهر التاسع.</text:p>
          </table:table-cell>
          <table:table-cell table:style-name="ce23" office:value-type="string">
            <text:p>ayluwl[september</text:p>
          </table:table-cell>
          <table:table-cell table:style-name="ce23" office:value-type="string">
            <text:p>it was tuesday, the sev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هفتم ماه سپتامبر، هفته دو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8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гражда'нин Японии был застре'лен американским солдатом в го'роде Ирума в 1958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1T13:44:05">
            <text:p>0911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ndl : <text:a xlink:href="https://youtu.be/K8mbMJ4S-RU?t=247">https://youtu.be/K8mbMJ4S-RU?t=247</text:a></text:p>
            <text:p>f : <text:a xlink:href="https://youtu.be/K8mbMJ4S-RU?t=316">https://youtu.be/K8mbMJ4S-RU?t=316</text:a></text:p>
            <text:p>mf : <text:a xlink:href="https://youtu.be/K8mbMJ4S-RU?t=343">https://youtu.be/K8mbMJ4S-RU?t=343</text:a></text:p>
            <text:p>g : <text:a xlink:href="https://youtu.be/K8mbMJ4S-RU?t=377">https://youtu.be/K8mbMJ4S-RU?t=377</text:a></text:p>
            <text:p>ng : <text:a xlink:href="https://youtu.be/K8mbMJ4S-RU?t=403">https://youtu.be/K8mbMJ4S-RU?t=403</text:a></text:p>
          </table:table-cell>
          <table:table-cell table:style-name="ce23" office:value-type="string" table:number-columns-spanned="2" table:number-rows-spanned="1">
            <text:p>n: h : <text:s/><text:a xlink:href="https://youtu.be/K8mbMJ4S-RU?t=445">https://youtu.be/K8mbMJ4S-RU?t=445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90]+1" office:value-type="float" office:value="2">
            <text:p>2</text:p>
          </table:table-cell>
          <table:table-cell table:style-name="ce6"/>
          <table:table-cell table:style-name="ce9" office:value-type="string">
            <text:p>v-1-113</text:p>
          </table:table-cell>
          <table:table-cell table:style-name="ce20" office:value-type="string">
            <text:p>chúng tôi sẽ có một cuộc họp buổi sáng lúc 8 giờ. / lên đỉnh. ngày lễ. / bữa ăn. bữa trưa. / ăn. uống. / đợi đã. dứng gần. ô tô. xe. chờ xe bây giờ.</text:p>
          </table:table-cell>
          <table:table-cell table:style-name="ce23" office:value-type="string" table:number-columns-spanned="2" table:number-rows-spanned="1">
            <text:p>８時に朝礼を行います。 / 休憩。休み。 / 食事。昼食。昼ご飯。 / 食べる。飲む。 / 待つ。待機。車。車を待つ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1]+1" office:value-type="float" office:value="3">
            <text:p>3</text:p>
          </table:table-cell>
          <table:table-cell table:style-name="ce6"/>
          <table:table-cell table:style-name="ce9" office:value-type="string">
            <text:p>kh-1-114</text:p>
          </table:table-cell>
          <table:table-cell table:style-name="ce20"/>
          <table:table-cell table:style-name="ce23" office:value-type="string" table:number-columns-spanned="2" table:number-rows-spanned="1">
            <text:p>rest / I rest / you rest / tired / I am tired / you are tired / he is tire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92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다시 먼저 계단 근처의 옹벽에. &lt;2&gt; 크로를 내려 오는 걸 기다릴까 생각했지만, 미케가 이미 울리기 시작했었기 때문에 크로를 기다리지 않고 항상 옹벽으로 달렸다. &lt;3&gt; 크로는 일단 계단 방향으로 이동 시작했지만, 나에 따라 항상 옹벽우로 돌아가기 시작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93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ziesiąty sierpnia, drugi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4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e : (1) cały czas dla gry, to był około piętnastu minut. (2) Podstawowe ćwiczenie dla dmuchania każdy nuty, włączając półnuty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عاشر من أيلول، الأسبوع الثاني، الشهر التاسع</text:p>
          </table:table-cell>
          <table:table-cell table:style-name="ce23" office:value-type="string">
            <text:p>aashiru[tenth / ayluwl</text:p>
          </table:table-cell>
          <table:table-cell table:style-name="ce23" office:value-type="string">
            <text:p>it was friday, the tenth of september, the second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دهم سپتامبر، هفته دوم، ماه نهم.</text:p>
          </table:table-cell>
          <table:table-cell table:style-name="ce23" office:value-type="string">
            <text:p>dahom[tenth / dovom[second / nohom[ni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11T14:17:02.16">
            <text:p>0911 <text:s/>141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11T14:17:02.16">
            <text:p>0911 <text:s/>1417</text:p>
          </table:table-cell>
          <table:table-cell table:style-name="ce7" table:formula="of:=NOW()" office:value-type="date" office:date-value="2021-09-11T14:17:02.16">
            <text:p>0911 <text:s/>141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11T14:17:02.16">
            <text:p>0911 <text:s/>141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2021/09/11</text:date>, <text:time>14:17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11T14:17:00.58</dc:date>
    <dc:creator>iwabuchi ken</dc:creator>
    <meta:editing-duration>P7DT4H20M41S</meta:editing-duration>
    <meta:editing-cycles>1045</meta:editing-cycles>
    <meta:generator>OpenOffice/4.1.3$Win32 OpenOffice.org_project/413m1$Build-9783</meta:generator>
    <meta:document-statistic meta:table-count="2" meta:cell-count="1323" meta:object-count="0"/>
  </office:meta>
</office:document-meta>
</file>